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fill-color="#b3b3b3" draw:textarea-horizontal-align="justify" draw:textarea-vertical-align="top" draw:auto-grow-height="false"/>
    </style:style>
    <style:style style:name="gr2" style:family="graphic" style:parent-style-name="standard">
      <style:graphic-properties draw:fill="gradient" draw:fill-color="#94bd5e" draw:fill-gradient-name="Gradient_20_DCP" draw:textarea-horizontal-align="justify" draw:textarea-vertical-align="top" draw:auto-grow-height="false" fo:padding-top="0.33cm" draw:shadow="hidden" draw:shadow-opacity="45%"/>
    </style:style>
    <style:style style:name="gr3" style:family="graphic" style:parent-style-name="standard" style:list-style-name="L1">
      <style:graphic-properties draw:fill-color="#b3b3b3" draw:textarea-horizontal-align="justify" draw:textarea-vertical-align="top" draw:auto-grow-height="false"/>
    </style:style>
    <style:style style:name="gr4" style:family="graphic" style:parent-style-name="standard">
      <style:graphic-properties draw:fill-color="#eb613d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b3b3b3" draw:textarea-horizontal-align="justify" draw:textarea-vertical-align="top" draw:auto-grow-height="false" fo:min-height="0cm" fo:min-width="0cm"/>
    </style:style>
    <style:style style:name="gr9" style:family="graphic" style:parent-style-name="standard" style:list-style-name="L1">
      <style:graphic-properties draw:fill-color="#b3b3b3" draw:textarea-horizontal-align="justify" draw:textarea-vertical-align="top" draw:auto-grow-height="false"/>
    </style:style>
    <style:style style:name="gr10" style:family="graphic" style:parent-style-name="standard">
      <style:graphic-properties draw:textarea-horizontal-align="justify" draw:textarea-vertical-align="top" draw:auto-grow-height="false"/>
    </style:style>
    <style:style style:name="gr11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 style:list-style-name="L1">
      <style:graphic-properties draw:fill="solid" draw:fill-color="#cfe7f5" draw:textarea-horizontal-align="justify" draw:textarea-vertical-align="middle" draw:auto-grow-height="false"/>
    </style:style>
    <style:style style:name="gr14" style:family="graphic" style:parent-style-name="standard" style:list-style-name="L1">
      <style:graphic-properties draw:fill="solid" draw:fill-color="#cfe7f5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2" style:family="text">
      <style:text-properties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family-generic="roman" style:font-pitch="variable" fo:font-size="18pt" fo:font-style="italic" style:letter-kerning="true" style:font-family-asian="'Droid Sans Fallback'" style:font-family-generic-asian="system" style:font-pitch-asian="variable" style:font-size-asian="18pt" style:font-style-asian="italic" style:font-family-complex="'Lohit Hindi'" style:font-family-generic-complex="system" style:font-pitch-complex="variable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cm" svg:height="9.6cm" svg:x="1.1cm" svg:y="1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9.1cm" svg:height="25.3cm" svg:x="10.4cm" svg:y="1.6cm">
          <text:p text:style-name="P2"><text:span text:style-name="T1">Distributed Contribution 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8cm" svg:height="10cm" svg:x="28.7cm" svg:y="15.3cm">
          <text:p text:style-name="P2"><text:span text:style-name="T2">Persistence Back-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cm" svg:height="25.3cm" svg:x="7.7cm" svg:y="1.5cm">
          <text:p text:style-name="P2">Web</text:p>
          <text:p text:style-name="P2">Proxy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5.4cm" svg:height="3.2cm" svg:x="1.1cm" svg:y="6.7cm">
          <text:p text:style-name="P2">Browser</text:p>
          <draw:enhanced-geometry svg:viewBox="0 0 21600 21600" draw:type="rectangle" draw:enhanced-path="M 0 0 L 21600 0 21600 21600 0 21600 0 0 Z N"/>
        </draw:custom-shape>
        <draw:g xml:id="id5" draw:id="id5">
          <draw:custom-shape draw:style-name="gr5" draw:text-style-name="P2" draw:layer="layout" svg:width="4.8cm" svg:height="2.1cm" svg:x="1.6cm" svg:y="22.5cm">
            <text:p text:style-name="P2">Mailman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8cm" svg:height="1.8cm" svg:x="1.6cm" svg:y="24.6cm">
            <text:p text:style-name="P2">Archives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2" xml:id="id3" draw:id="id3" draw:layer="layout" svg:width="5.6cm" svg:height="3cm" svg:x="1.3cm" svg:y="18.3cm">
          <text:p text:style-name="P2">Mail Indexer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5.4cm" svg:height="3.2cm" svg:x="1.2cm" svg:y="12.9cm">
          <text:p text:style-name="P2">Borg</text:p>
          <text:p text:style-name="P2">(blogs indexer)</text:p>
          <text:p text:style-name="P2"><text:span text:style-name="T3">planet.jboss.org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9cm" svg:height="2.9cm" svg:x="11.9cm" svg:y="5.4cm">
          <text:p text:style-name="P2"><text:span text:style-name="T2">Search GUI</text:span></text:p>
          <text:p text:style-name="P2"><text:span text:style-name="T4">search.jboss.o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svg:x1="6.5cm" svg:y1="8.3cm" svg:x2="11.9cm" svg:y2="6.85cm" draw:start-shape="id1" draw:start-glue-point="1" draw:end-shape="id2" svg:d="m6500 8300c4050 0 1350-1450 5400-1450">
          <text:p/>
        </draw:connector>
        <draw:custom-shape draw:style-name="gr8" draw:text-style-name="P2" draw:layer="layout" svg:width="11.8cm" svg:height="12.7cm" svg:x="11.9cm" svg:y="9.6cm">
          <text:p text:style-name="P2">DCP-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6" draw:id="id6" draw:layer="layout" svg:width="3.9cm" svg:height="2.3cm" svg:x="12.7cm" svg:y="11.6cm">
          <text:p text:style-name="P2">Search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3.9cm" svg:height="2.3cm" svg:x="12.8cm" svg:y="15.4cm">
          <text:p text:style-name="P2">Push API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20.5cm" svg:y1="13.05cm" svg:x2="20.5cm" svg:y2="13.05cm" svg:d="m20500 13050">
          <text:p/>
        </draw:connector>
        <draw:custom-shape draw:style-name="gr9" draw:text-style-name="P1" draw:layer="layout" svg:width="8.8cm" svg:height="10cm" svg:x="28.5cm" svg:y="5.1cm">
          <text:p text:style-name="P2"><text:span text:style-name="T2">Search Back-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7.4cm" svg:height="4.6cm" svg:x="29.2cm" svg:y="6.5cm">
          <text:p text:style-name="P2">ElasticSearch</text:p>
          <text:p text:style-name="P2">Cluster - 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1cm" svg:height="1.15cm" svg:x="30.4cm" svg:y="9.55cm">
          <text:p text:style-name="P2">JIRA Index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svg:x1="6.9cm" svg:y1="19.8cm" svg:x2="12.8cm" svg:y2="16.55cm" draw:start-shape="id3" draw:end-shape="id4" svg:d="m6900 19800c4425 0 1475-3250 5900-3250">
          <text:p/>
        </draw:connector>
        <draw:connector draw:style-name="gr7" draw:text-style-name="P2" draw:layer="layout" draw:type="curve" svg:x1="4cm" svg:y1="22.5cm" svg:x2="4.1cm" svg:y2="21.3cm" draw:start-shape="id5" draw:end-shape="id3" svg:d="m4000 22500c0-900 100-300 100-1200">
          <text:p/>
        </draw:connector>
        <draw:connector draw:style-name="gr7" draw:text-style-name="P2" draw:layer="layout" draw:type="curve" svg:x1="16.6cm" svg:y1="12.75cm" svg:x2="16.6cm" svg:y2="12.75cm" draw:start-shape="id6" draw:end-shape="id6" svg:d="m16600 12750">
          <text:p/>
        </draw:connector>
        <draw:connector draw:style-name="gr7" draw:text-style-name="P2" xml:id="id8" draw:id="id8" draw:layer="layout" draw:type="curve" svg:x1="16.7cm" svg:y1="16.55cm" svg:x2="16.7cm" svg:y2="16.55cm" draw:start-shape="id4" draw:start-glue-point="1" draw:end-shape="id4" svg:d="m16700 16550">
          <text:p/>
        </draw:connector>
        <draw:connector draw:style-name="gr7" draw:text-style-name="P2" draw:layer="layout" draw:type="curve" draw:line-skew="-1.369cm" svg:x1="16.4cm" svg:y1="8.3cm" svg:x2="12.7cm" svg:y2="12.75cm" draw:start-shape="id2" draw:start-glue-point="2" draw:end-shape="id6" draw:end-glue-point="3" svg:d="m16400 8300c0 423-2101 352-3214 1359s-1237 3091-486 3091">
          <text:p/>
        </draw:connector>
        <draw:connector draw:style-name="gr7" draw:text-style-name="P2" draw:layer="layout" draw:type="curve" svg:x1="6.6cm" svg:y1="14.5cm" svg:x2="12.8cm" svg:y2="16.55cm" draw:start-shape="id7" draw:start-glue-point="1" draw:end-shape="id4" svg:d="m6600 14500c4650 0 1550 2050 6200 2050">
          <text:p/>
        </draw:connector>
        <draw:connector draw:style-name="gr7" draw:text-style-name="P2" draw:layer="layout" draw:type="curve" svg:x1="12.7cm" svg:y1="12.75cm" svg:x2="6.6cm" svg:y2="14.5cm" draw:start-shape="id6" draw:start-glue-point="3" draw:end-shape="id7" svg:d="m12700 12750c-4575 0-1525 1750-6100 1750">
          <text:p/>
        </draw:connector>
        <draw:connector draw:style-name="gr7" draw:text-style-name="P2" draw:layer="layout" draw:type="curve" draw:line-skew="-0.736cm" svg:x1="16.7cm" svg:y1="16.55cm" svg:x2="33.15cm" svg:y2="16.8cm" draw:start-shape="id8" draw:start-glue-point="0" draw:end-shape="id9" draw:end-glue-point="5" svg:d="m16700 16550c0-1855 16450-1980 16450 250">
          <text:p/>
        </draw:connector>
        <draw:custom-shape draw:style-name="gr10" draw:text-style-name="P2" draw:layer="layout" svg:width="7.4cm" svg:height="2.1cm" svg:x="29.3cm" svg:y="12.3cm">
          <text:p text:style-name="P2">ElasticSearch</text:p>
          <text:p text:style-name="P2">Cluster - statist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0" draw:id="id10" draw:layer="layout" svg:width="3.9cm" svg:height="2.3cm" svg:x="18.7cm" svg:y="18cm">
          <text:p text:style-name="P2">Reindexator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30.5cm" svg:y1="18.55cm" svg:x2="22.6cm" svg:y2="19.15cm" draw:start-shape="id9" draw:end-shape="id10" draw:end-glue-point="1" svg:d="m30500 18550c-5925 0-1975 600-7900 600">
          <text:p/>
        </draw:connector>
        <draw:custom-shape draw:style-name="gr5" draw:text-style-name="P2" xml:id="id12" draw:id="id12" draw:layer="layout" svg:width="3.9cm" svg:height="2.3cm" svg:x="12.9cm" svg:y="19.2cm">
          <text:p text:style-name="P2">Mangement</text:p>
          <text:p text:style-name="P2"><text:s/>API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9cm" svg:height="1.8cm" svg:x="12.1cm" svg:y="23.1cm">
          <text:p text:style-name="P2"><text:span text:style-name="T2">DCP Admin 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type="curve" svg:x1="16.6cm" svg:y1="23.1cm" svg:x2="12.9cm" svg:y2="20.35cm" draw:start-shape="id11" draw:start-glue-point="0" draw:end-shape="id12" draw:end-glue-point="3" svg:d="m16600 23100c0-1200-2101-1000-3214-1387s-1237-1363-486-1363">
          <text:p/>
        </draw:connector>
        <draw:connector draw:style-name="gr11" draw:text-style-name="P2" draw:layer="layout" draw:type="curve" svg:x1="6.5cm" svg:y1="8.3cm" svg:x2="12.1cm" svg:y2="24cm" draw:start-shape="id1" draw:start-glue-point="1" draw:end-shape="id11" svg:d="m6500 8300c4200 0 1400 15700 5600 15700">
          <text:p/>
        </draw:connector>
        <draw:connector draw:style-name="gr11" draw:text-style-name="P2" draw:layer="layout" draw:type="curve" svg:x1="14.85cm" svg:y1="19.2cm" svg:x2="18.7cm" svg:y2="19.15cm" draw:start-shape="id12" draw:start-glue-point="0" draw:end-shape="id10" draw:end-glue-point="3" svg:d="m14850 19200c0-751 1450-626 2057-451s368 401 1793 401">
          <text:p/>
        </draw:connector>
        <draw:connector draw:style-name="gr11" draw:text-style-name="P2" draw:layer="layout" draw:type="curve" draw:line-skew="-1.176cm" svg:x1="29.2cm" svg:y1="8.8cm" svg:x2="16.6cm" svg:y2="12.75cm" draw:end-shape="id6" svg:d="m29200 8800c-10837 0-4538 3950-12600 3950">
          <text:p/>
        </draw:connector>
        <draw:connector draw:style-name="gr11" draw:text-style-name="P2" draw:layer="layout" draw:type="curve" draw:line-skew="-2.026cm" svg:x1="16.7cm" svg:y1="16.55cm" svg:x2="29.2cm" svg:y2="8.8cm" draw:start-shape="id8" draw:start-glue-point="0" svg:d="m16700 16550c6712 0 463-7750 12500-7750">
          <text:p/>
        </draw:connector>
        <draw:connector draw:style-name="gr12" draw:text-style-name="P2" draw:layer="layout" draw:type="curve" draw:line-skew="-0.875cm" svg:x1="20.65cm" svg:y1="18cm" svg:x2="29.2cm" svg:y2="8.8cm" draw:start-shape="id10" draw:start-glue-point="0" svg:d="m20650 18000c0-8587 8550-3988 8550-9200">
          <text:p/>
        </draw:connector>
        <draw:custom-shape draw:style-name="gr13" draw:text-style-name="P1" xml:id="id9" draw:id="id9" draw:layer="layout" svg:width="5.3cm" svg:height="3.5cm" svg:x="30.5cm" svg:y="16.8cm">
          <text:p text:style-name="P2"><text:span text:style-name="T2">Content </text:span></text:p>
          <text:p text:style-name="P2"><text:span text:style-name="T2">Persistence </text:span></text:p>
          <text:p text:style-name="P2"><text:span text:style-name="T2">Back-end</text:span></text:p>
          <draw:enhanced-geometry svg:viewBox="0 0 88 21600" draw:glue-points="44 ?f6 44 0 0 10800 44 21600 88 10800" draw:text-areas="0 ?f6 88 ?f3" draw:type="can" draw:modifiers="2890.309838291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5.3cm" svg:height="3.5cm" svg:x="30.6cm" svg:y="20.8cm">
          <text:p text:style-name="P2"><text:span text:style-name="T2">Configuration </text:span></text:p>
          <text:p text:style-name="P2"><text:span text:style-name="T2">Persistence </text:span></text:p>
          <text:p text:style-name="P2"><text:span text:style-name="T2">Back-end</text:span></text:p>
          <draw:enhanced-geometry svg:viewBox="0 0 88 21600" draw:glue-points="44 ?f6 44 0 0 10800 44 21600 88 10800" draw:text-areas="0 ?f6 88 ?f3" draw:type="can" draw:modifiers="2890.309838291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DCP" draw:display-name="Gradient DCP" draw:style="linear" draw:start-color="#008000" draw:end-color="#ffffff" draw:start-intensity="100%" draw:end-intensity="100%" draw:angle="15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8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bor Krzyzanek</meta:initial-creator>
    <meta:creation-date>2012-09-05T12:37:51</meta:creation-date>
    <dc:date>2013-02-12T13:53:45</dc:date>
    <dc:creator>Vlastimil Elias</dc:creator>
    <meta:editing-duration>PT31M29S</meta:editing-duration>
    <meta:editing-cycles>10</meta:editing-cycles>
    <meta:generator>LibreOffice/3.5$Linux_X86_64 LibreOffice_project/350m1$Build-2</meta:generator>
    <meta:document-statistic meta:object-count="40"/>
  </office:meta>
</office:document-meta>
</file>